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7049in" fo:margin-left="-0.075in" fo:margin-top="0in" fo:margin-bottom="0in" table:align="left"/>
    </style:style>
    <style:style style:name="Table1.A" style:family="table-column">
      <style:table-column-properties style:column-width="6.7049in"/>
    </style:style>
    <style:style style:name="Table1.1" style:family="table-row">
      <style:table-row-properties style:min-row-height="0.2903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2" style:family="table-row">
      <style:table-row-properties style:min-row-height="0.7931in" style:keep-together="true" fo:keep-together="auto"/>
    </style:style>
    <style:style style:name="Table1.4" style:family="table-row">
      <style:table-row-properties style:min-row-height="0.5951in" style:keep-together="true" fo:keep-together="auto"/>
    </style:style>
    <style:style style:name="Table1.5" style:family="table-row">
      <style:table-row-properties style:min-row-height="0.409in" style:keep-together="true" fo:keep-together="auto"/>
    </style:style>
    <style:style style:name="Table1.6" style:family="table-row">
      <style:table-row-properties style:min-row-height="4.1458in" style:keep-together="true" fo:keep-together="auto"/>
    </style:style>
    <style:style style:name="Table1.A6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text-properties fo:color="#073763" style:font-name="Montserrat" style:font-name-asian="Montserrat1" style:font-name-complex="Montserrat1"/>
    </style:style>
    <style:style style:name="P2" style:family="paragraph" style:parent-style-name="Standard">
      <style:text-properties fo:color="#073763" style:font-name="Montserrat" style:text-underline-style="solid" style:text-underline-width="auto" style:text-underline-color="font-color" style:font-name-asian="Montserrat1" style:font-name-complex="Montserrat1"/>
    </style:style>
    <style:style style:name="P3" style:family="paragraph" style:parent-style-name="Standard">
      <style:text-properties fo:color="#073763" style:font-name="Montserrat" style:text-underline-style="solid" style:text-underline-width="auto" style:text-underline-color="font-color" fo:font-weight="bold" style:font-name-asian="Montserrat1" style:font-weight-asian="bold" style:font-name-complex="Montserrat1"/>
    </style:style>
    <style:style style:name="P4" style:family="paragraph" style:parent-style-name="Standard">
      <style:paragraph-properties fo:line-height="100%" fo:orphans="0" fo:widows="0"/>
      <style:text-properties fo:color="#073763" style:font-name="Montserrat" fo:font-weight="bold" style:font-name-asian="Montserrat1" style:font-weight-asian="bold" style:font-name-complex="Montserrat1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fo:color="#000000" style:font-name="Arial1" fo:font-weight="bold" style:font-name-asian="Montserrat1" style:font-weight-asian="bold" style:font-name-complex="Montserrat1"/>
    </style:style>
    <style:style style:name="P7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fo:font-weight="bold" style:font-name-asian="Montserrat1" style:font-weight-asian="bold" style:font-name-complex="Montserrat1" style:font-weight-complex="bold"/>
    </style:style>
    <style:style style:name="P8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fo:font-weight="normal" style:font-name-asian="Montserrat1" style:font-weight-asian="bold" style:font-name-complex="Montserrat1"/>
    </style:style>
    <style:style style:name="P9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style:text-underline-style="none" fo:font-weight="normal" style:font-name-asian="Montserrat1" style:font-weight-asian="normal" style:font-name-complex="Montserrat1" style:font-weight-complex="normal"/>
    </style:style>
    <style:style style:name="P10" style:family="paragraph" style:parent-style-name="Standard">
      <style:paragraph-properties fo:line-height="100%" fo:orphans="0" fo:widows="0"/>
      <style:text-properties fo:font-variant="normal" fo:text-transform="none" fo:color="#000000" style:font-name="Arial2" fo:font-size="14pt" fo:font-style="normal" fo:font-weight="normal" style:font-name-asian="Montserrat1" style:font-weight-asian="bold" style:font-name-complex="Montserrat1"/>
    </style:style>
    <style:style style:name="P11" style:family="paragraph" style:parent-style-name="Standard">
      <style:paragraph-properties fo:line-height="100%" fo:orphans="0" fo:widows="0"/>
      <style:text-properties fo:font-variant="normal" fo:text-transform="none" fo:color="#000000" style:font-name="Arial2" fo:font-size="14pt" fo:font-style="normal" fo:font-weight="normal" style:font-name-asian="Montserrat1" style:font-size-asian="14pt" style:font-weight-asian="bold" style:font-name-complex="Montserrat1" style:font-size-complex="14pt" style:font-weight-complex="bold"/>
    </style:style>
    <style:style style:name="P12" style:family="paragraph" style:parent-style-name="Standard">
      <style:paragraph-properties fo:line-height="100%" fo:orphans="0" fo:widows="0"/>
      <style:text-properties fo:font-variant="normal" fo:text-transform="none" fo:color="#000000" style:font-name="Arial2" fo:font-size="16pt" fo:font-style="normal" fo:font-weight="normal" style:font-name-asian="Montserrat1" style:font-size-asian="14pt" style:font-weight-asian="bold" style:font-name-complex="Montserrat1" style:font-size-complex="14pt" style:font-weight-complex="bold"/>
    </style:style>
    <style:style style:name="P13" style:family="paragraph" style:parent-style-name="Standard">
      <style:paragraph-properties fo:line-height="100%" fo:orphans="0" fo:widows="0" fo:padding="0in" fo:border="none"/>
    </style:style>
    <style:style style:name="P14" style:family="paragraph" style:parent-style-name="Standard">
      <style:paragraph-properties fo:line-height="100%" fo:orphans="0" fo:widows="0" fo:padding="0in" fo:border="none"/>
      <style:text-properties fo:color="#073763" style:font-name="Montserrat" style:font-name-asian="Montserrat1" style:font-name-complex="Montserrat1"/>
    </style:style>
    <style:style style:name="P15" style:family="paragraph" style:parent-style-name="Standard">
      <style:paragraph-properties fo:line-height="100%" fo:orphans="0" fo:widows="0" fo:padding="0in" fo:border="none"/>
      <style:text-properties fo:color="#073763" style:font-name="Montserrat" fo:font-weight="bold" style:font-name-asian="Montserrat1" style:font-weight-asian="bold" style:font-name-complex="Montserrat1"/>
    </style:style>
    <style:style style:name="P16" style:family="paragraph" style:parent-style-name="Standard">
      <style:paragraph-properties fo:margin-left="0in" fo:margin-right="0in" fo:line-height="100%" fo:orphans="0" fo:widows="0" fo:text-indent="0.0201in" style:auto-text-indent="false"/>
      <style:text-properties fo:font-variant="normal" fo:text-transform="none" fo:color="#000000" style:font-name="Arial2" fo:font-size="16pt" fo:font-style="normal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variant="normal" fo:text-transform="none" fo:color="#000000" style:font-name="Arial2" fo:font-size="16pt" fo:font-style="normal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line-height="100%" fo:orphans="0" fo:widows="0"/>
      <style:text-properties fo:font-variant="normal" fo:text-transform="none" fo:color="#000000" style:font-name="Arial2" fo:font-size="14pt" fo:font-style="normal" fo:font-weight="normal" style:font-size-asian="14pt" style:font-size-complex="14pt"/>
    </style:style>
    <style:style style:name="P19" style:family="paragraph" style:parent-style-name="Standard" style:list-style-name="L1">
      <style:paragraph-properties fo:line-height="100%" fo:orphans="0" fo:widows="0"/>
      <style:text-properties fo:color="#000000" fo:font-size="14pt" style:font-size-asian="14pt" style:font-size-complex="14pt"/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fo:color="#cc0000" style:font-name="Montserrat" style:text-underline-style="solid" style:text-underline-width="auto" style:text-underline-color="font-color" fo:font-weight="bold" style:font-name-asian="Montserrat1" style:font-weight-asian="bold" style:font-name-complex="Montserrat1"/>
    </style:style>
    <style:style style:name="T1" style:family="text">
      <style:text-properties fo:color="#073763" style:font-name="Montserrat" style:font-name-asian="Montserrat1" style:font-name-complex="Montserrat1"/>
    </style:style>
    <style:style style:name="T2" style:family="text">
      <style:text-properties fo:color="#1155cc" style:font-name="Montserrat" style:text-underline-style="solid" style:text-underline-width="auto" style:text-underline-color="font-color" style:font-name-asian="Montserrat1" style:font-name-complex="Montserrat1"/>
    </style:style>
    <style:style style:name="T3" style:family="text">
      <style:text-properties fo:font-variant="normal" fo:text-transform="none" fo:font-size="14pt" fo:font-style="normal" fo:font-weight="normal"/>
    </style:style>
    <style:style style:name="T4" style:family="text">
      <style:text-properties fo:font-variant="normal" fo:text-transform="none" style:font-name="Arial2" fo:font-style="normal" fo:font-weight="normal"/>
    </style:style>
    <style:style style:name="T5" style:family="text">
      <style:text-properties fo:font-variant="normal" fo:text-transform="none" fo:color="#000000" style:font-name="Arial2" fo:font-size="16pt" fo:font-style="normal" fo:font-weight="bold" style:font-name-asian="Montserrat1" style:font-weight-asian="bold" style:font-name-complex="Montserrat1" style:font-weight-complex="bold"/>
    </style:style>
    <style:style style:name="T6" style:family="text">
      <style:text-properties fo:font-variant="normal" fo:text-transform="none" fo:color="#000000" style:font-name="Arial2" fo:font-size="16pt" fo:font-style="normal" fo:font-weight="normal" style:font-name-asian="Montserrat1" style:font-weight-asian="bold" style:font-name-complex="Montserrat1" style:font-weight-complex="bold"/>
    </style:style>
    <style:style style:name="T7" style:family="text">
      <style:text-properties fo:font-variant="normal" fo:text-transform="none" fo:font-size="16pt" fo:font-style="normal" style:font-size-asian="16pt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9in" fo:text-indent="-0.25in" fo:margin-left="0.58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9in" fo:text-indent="-0.25in" fo:margin-left="0.83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9in" fo:text-indent="-0.25in" fo:margin-left="1.08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9in" fo:text-indent="-0.25in" fo:margin-left="1.33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9in" fo:text-indent="-0.25in" fo:margin-left="1.58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9in" fo:text-indent="-0.25in" fo:margin-left="1.83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9in" fo:text-indent="-0.25in" fo:margin-left="2.08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9in" fo:text-indent="-0.25in" fo:margin-left="2.33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9in" fo:text-indent="-0.25in" fo:margin-left="2.58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9in" fo:text-indent="-0.25in" fo:margin-left="2.831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apstone Project Submission</text:p>
      <text:p text:style-name="P2"/>
      <text:p text:style-name="P3">Instructions:</text:p>
      <text:p text:style-name="P1">i) Please fill in all the required information.</text:p>
      <text:p text:style-name="P1">ii) Avoid grammatical errors.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Team Member’s Name, Email and Contribution:</text:p>
          </table:table-cell>
        </table:table-row>
        <table:table-row table:style-name="Table1.2">
          <table:table-cell table:style-name="Table1.A1" office:value-type="string">
            <text:p text:style-name="P14">Name: Sayesh Ankaram</text:p>
            <text:p text:style-name="P14">Email: <text:a xlink:type="simple" xlink:href="mailto:sayeshsayesh@gmail.com" text:style-name="Internet_20_link" text:visited-style-name="Visited_20_Internet_20_Link">sayeshsayesh@gmail.com</text:a></text:p>
            <text:p text:style-name="P14">Contribution: Individual Participation (Each and every bit is individually composed).</text:p>
          </table:table-cell>
        </table:table-row>
        <table:table-row table:style-name="Table1.1">
          <table:table-cell table:style-name="Table1.A1" office:value-type="string">
            <text:p text:style-name="P15">Please paste the GitHub Repo link.</text:p>
          </table:table-cell>
        </table:table-row>
        <table:table-row table:style-name="Table1.4">
          <table:table-cell table:style-name="Table1.A1" office:value-type="string">
            <text:p text:style-name="P14"/>
            <text:p text:style-name="P13"><text:span text:style-name="T1">Github Link:- </text:span><text:span text:style-name="T2">https://github.com/SpydaCodez/Hotel-Booking-Analysis</text:span></text:p>
          </table:table-cell>
        </table:table-row>
        <table:table-row table:style-name="Table1.5">
          <table:table-cell table:style-name="Table1.A1" office:value-type="string">
            <text:p text:style-name="P4">Please write a short summary of your Capstone project and its components. Describe the problem statement, your approaches and your conclusions. (200-400 words)</text:p>
          </table:table-cell>
        </table:table-row>
        <table:table-row table:style-name="Table1.6">
          <table:table-cell table:style-name="Table1.A6" office:value-type="string">
            <text:p text:style-name="P7"/>
            <text:p text:style-name="P6"><text:span text:style-name="T7">Problem Statement</text:span><text:span text:style-name="T3">: </text:span></text:p>
            <text:p text:style-name="P8"/>
            <text:p text:style-name="P8">Hotel Booking Analysis data set contains booking information for City hotels &amp; Resort hotels. It also includes information such as when the booking was made, length of stay, number of adults, children, babies and the types of rooms, meals and much more. </text:p>
            <text:p text:style-name="P8"/>
            <text:p text:style-name="P10">This hotel data set can help to answer so many questions like best time of the year to book a hotel room, optimal length of stay in order to get the best daily rates, predicting whether or not a hotel is likely to receive huge amounts of booking requests etc.</text:p>
            <text:p text:style-name="P8"/>
            <text:p text:style-name="P9">This Hotel booking data describes two data sets containing hotel demand information. The first hotel is a Resort hotel and the second hotel is a City hotel. Both data sets are structured similarly with 32 variables describing the 40,060 Resort hotel observations and 79,330 City hotel observations. Each observation represents a hotel reservation. Both data sets include bookings scheduled to arrive between July 1st, 2015 and August 31st, 2017, including bookings that actually arrived and bookings that were canceled.</text:p>
            <text:p text:style-name="P8"/>
            <text:p text:style-name="P5"><text:span text:style-name="T5">Approach:</text:span><text:span text:style-name="T6"> </text:span></text:p>
            <text:p text:style-name="P12"/>
            <text:p text:style-name="P11">Instance Creation, Dataset Description, Prime Variable Selection, Dataset Processing, Categorical Dataframe Creation, EDA &amp; Data Visualizations.</text:p>
            <text:p text:style-name="P5"/>
            <text:p text:style-name="P5"/>
            <text:p text:style-name="P5"/>
            <text:p text:style-name="P17"/>
            <text:p text:style-name="P17"/>
            <text:p text:style-name="P17"><text:soft-page-break/></text:p>
            <text:p text:style-name="P17">Conclusion:</text:p>
            <text:p text:style-name="P16"/>
            <text:list xml:id="list7589891978391381875" text:style-name="L1">
              <text:list-item>
                <text:p text:style-name="P18">There are about 63% of confirmed bookings &amp; 37% of canceled bookings.</text:p>
              </text:list-item>
              <text:list-item>
                <text:p text:style-name="P18">For 1-3 days, majority of people prefer City Hotels and for 4-7 days, majority of people prefer Resort Hotels.</text:p>
              </text:list-item>
              <text:list-item>
                <text:p text:style-name="P18">The Highest Rates for a hotel room in both City &amp; Resort hotels is for Room Type A.</text:p>
              </text:list-item>
              <text:list-item>
                <text:p text:style-name="P18">Hotel rates for Resort hotels are at peak in Summer season (May-August) but in Autumn season (September-November) the rates become cheaper.</text:p>
              </text:list-item>
              <text:list-item>
                <text:p text:style-name="P18">Hotel rates for City hotels have a decent growth in Spring season (March-May) but in Autumn season (September-November) the hotel rates slightly fell down.</text:p>
              </text:list-item>
              <text:list-item>
                <text:p text:style-name="P19"><text:span text:style-name="T4">47.56 % of customers prefer Online mode for hotel booking &amp; 21.17 % of customers prefer Offline mode.</text:span><text:span text:style-name="T4">•</text:span><text:span text:style-name="T4">76.96 % of customers prefer Breakfast &amp; Bed &amp; 12.6 % of customers prefer Breakfast &amp; Dinner as the Meal Type while Booking hotels.</text:span></text:p>
              </text:list-item>
              <text:list-item>
                <text:p text:style-name="P18">77.85 % of customers prefer Family Type of Accommodation &amp; 65.51 % of customers prefer Couple Type of Accommodation.</text:p>
              </text:list-item>
              <text:list-item>
                <text:p text:style-name="P18">62.92 % of customers Checked-Out, 36.06 % of customers Canceled the Booking &amp; 1.10 % of customers didn’t show up.</text:p>
              </text:list-item>
              <text:list-item>
                <text:p text:style-name="P18">Countries with the most number of Guests are Portugal (Guest Count: 20977) followed by Great Britain (Guest Count: 9668) and France (Guest Count: 8468).</text:p>
              </text:list-item>
              <text:list-item>
                <text:p text:style-name="P18">87.6 % of customers prefer No – deposit while booking hotel rooms.</text:p>
              </text:list-item>
              <text:list-item>
                <text:p text:style-name="P18">66.4 % of customers prefer City hotels &amp; 33.5 % of customers prefer Resort hotel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063in" fo:margin-bottom="0.2126in" fo:margin-left="1in" fo:margin-right="1in" style:writing-mode="lr-tb" style:layout-grid-color="#c0c0c0" style:layout-grid-lines="27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0-08T23:31:27.07</dc:date>
    <dc:creator>Sayesh Swarsneh</dc:creator>
    <meta:generator>OpenOffice/4.1.7$Win32 OpenOffice.org_project/417m1$Build-9800</meta:generator>
    <meta:editing-duration>PT5M51S</meta:editing-duration>
    <meta:editing-cycles>6</meta:editing-cycles>
    <meta:document-statistic meta:table-count="1" meta:image-count="0" meta:object-count="0" meta:page-count="2" meta:paragraph-count="29" meta:word-count="496" meta:character-count="3096"/>
  </office:meta>
</office:document-meta>
</file>